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34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4965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6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.0</text:p>
          </table:table-cell>
          <table:table-cell office:value-type="string" calcext:value-type="string">
            <text:p><text:a xlink:href="https://www.hl7.org/fhir/resource.html#Meta" xlink:type="simple">Meta</text:a></text:p>
            <text:p><text:a xlink:href="https://www.hl7.org/fhir/provenance.html" xlink:type="simple">Provenance</text:a></text:p>
            <text:p><text:a xlink:href="https://www.hl7.org/fhir/communication.html" xlink:type="simple">Communication</text:a></text:p>
            <text:p>Consent Engine</text:p>
            <text:p>50 US State Profiles</text:p>
          </table:table-cell>
          <table:table-cell table:formula="of:=COM.MICROSOFT.CONCAT([.A2];&quot;#01&quot;)" office:value-type="string" office:string-value="PH.0#01" calcext:value-type="string">
            <text:p>PH.0#01</text:p>
          </table:table-cell>
          <table:table-cell table:style-name="Default" table:formula="of:=COM.MICROSOFT.CONCAT(&quot;https://www.hl7.org/fhir/&quot;;LOWER(IFERROR(LEFT([.B2];SEARCH(CHAR(10);[.B2];1)-1);[.B2]));&quot;.html&quot;)" office:value-type="string" office:string-value="https://www.hl7.org/fhir/meta.html" calcext:value-type="string">
            <text:p>https://www.hl7.org/fhir/meta.html</text:p>
          </table:table-cell>
        </table:table-row>
        <table:table-row table:style-name="ro1" table:visibility="filter">
          <table:table-cell office:value-type="string" calcext:value-type="string">
            <text:p>PH.1</text:p>
          </table:table-cell>
          <table:table-cell office:value-type="string" calcext:value-type="string">
            <text:p> </text:p>
          </table:table-cell>
          <table:table-cell table:formula="of:=COM.MICROSOFT.CONCAT([.A3];&quot;#01&quot;)" office:value-type="string" office:string-value="PH.1#01" calcext:value-type="string">
            <text:p>PH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1.1</text:p>
          </table:table-cell>
          <table:table-cell office:value-type="string" calcext:value-type="string">
            <text:p> </text:p>
          </table:table-cell>
          <table:table-cell table:formula="of:=COM.MICROSOFT.CONCAT([.A4];&quot;#01&quot;)" office:value-type="string" office:string-value="PH.1.1#01" calcext:value-type="string">
            <text:p>PH.1.1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1.2</text:p>
          </table:table-cell>
          <table:table-cell office:value-type="string" calcext:value-type="string">
            <text:p><text:a xlink:href="https://www.hl7.org/fhir/patient.html" xlink:type="simple">Patient</text:a></text:p>
          </table:table-cell>
          <table:table-cell table:formula="of:=COM.MICROSOFT.CONCAT([.A5];&quot;#01&quot;)" office:value-type="string" office:string-value="PH.1.2#01" calcext:value-type="string">
            <text:p>PH.1.2#01</text:p>
          </table:table-cell>
          <table:table-cell table:style-name="Default" table:formula="of:=COM.MICROSOFT.CONCAT(&quot;https://www.hl7.org/fhir/&quot;;LOWER(IFERROR(LEFT([.B5];SEARCH(CHAR(10);[.B5];1)-1);[.B5]));&quot;.html&quot;)" office:value-type="string" office:string-value="https://www.hl7.org/fhir/patient.html" calcext:value-type="string">
            <text:p>https://www.hl7.org/fhir/patient.html</text:p>
          </table:table-cell>
        </table:table-row>
        <table:table-row table:style-name="ro1" table:visibility="filter">
          <table:table-cell office:value-type="string" calcext:value-type="string">
            <text:p>PH.1.3</text:p>
          </table:table-cell>
          <table:table-cell office:value-type="string" calcext:value-type="string">
            <text:p> </text:p>
          </table:table-cell>
          <table:table-cell table:formula="of:=COM.MICROSOFT.CONCAT([.A6];&quot;#01&quot;)" office:value-type="string" office:string-value="PH.1.3#01" calcext:value-type="string">
            <text:p>PH.1.3#01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H.1.4</text:p>
          </table:table-cell>
          <table:table-cell office:value-type="string" calcext:value-type="string">
            <text:p><text:a xlink:href="https://www.hl7.org/fhir/consent.html" xlink:type="simple">Consent</text:a></text:p>
            <text:p><text:a xlink:href="https://www.hl7.org/fhir/contract.html" xlink:type="simple">Contract</text:a></text:p>
          </table:table-cell>
          <table:table-cell table:formula="of:=COM.MICROSOFT.CONCAT([.A7];&quot;#01&quot;)" office:value-type="string" office:string-value="PH.1.4#01" calcext:value-type="string">
            <text:p>PH.1.4#01</text:p>
          </table:table-cell>
          <table:table-cell table:style-name="Default" table:formula="of:=COM.MICROSOFT.CONCAT(&quot;https://www.hl7.org/fhir/&quot;;LOWER(IFERROR(LEFT([.B7];SEARCH(CHAR(10);[.B7];1)-1);[.B7]));&quot;.html&quot;)" office:value-type="string" office:string-value="https://www.hl7.org/fhir/consent.html" calcext:value-type="string">
            <text:p>https://www.hl7.org/fhir/consent.html</text:p>
          </table:table-cell>
        </table:table-row>
        <table:table-row table:style-name="ro1">
          <table:table-cell office:value-type="string" calcext:value-type="string">
            <text:p>PH.1.5</text:p>
          </table:table-cell>
          <table:table-cell office:value-type="string" calcext:value-type="string">
            <text:p><text:a xlink:href="https://www.hl7.org/fhir/consent.html" xlink:type="simple">Consent</text:a></text:p>
          </table:table-cell>
          <table:table-cell table:formula="of:=COM.MICROSOFT.CONCAT([.A8];&quot;#01&quot;)" office:value-type="string" office:string-value="PH.1.5#01" calcext:value-type="string">
            <text:p>PH.1.5#01</text:p>
          </table:table-cell>
          <table:table-cell table:style-name="Default" table:formula="of:=COM.MICROSOFT.CONCAT(&quot;https://www.hl7.org/fhir/&quot;;LOWER(IFERROR(LEFT([.B8];SEARCH(CHAR(10);[.B8];1)-1);[.B8]));&quot;.html&quot;)" office:value-type="string" office:string-value="https://www.hl7.org/fhir/consent.html" calcext:value-type="string">
            <text:p>https://www.hl7.org/fhir/consent.html</text:p>
          </table:table-cell>
        </table:table-row>
        <table:table-row table:style-name="ro1" table:visibility="filter">
          <table:table-cell office:value-type="string" calcext:value-type="string">
            <text:p>PH.1.6</text:p>
          </table:table-cell>
          <table:table-cell office:value-type="string" calcext:value-type="string">
            <text:p> </text:p>
          </table:table-cell>
          <table:table-cell table:formula="of:=COM.MICROSOFT.CONCAT([.A9];&quot;#01&quot;)" office:value-type="string" office:string-value="PH.1.6#01" calcext:value-type="string">
            <text:p>PH.1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</text:p>
          </table:table-cell>
          <table:table-cell office:value-type="string" calcext:value-type="string">
            <text:p> </text:p>
          </table:table-cell>
          <table:table-cell table:formula="of:=COM.MICROSOFT.CONCAT([.A10];&quot;#01&quot;)" office:value-type="string" office:string-value="PH.2#01" calcext:value-type="string">
            <text:p>PH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1</text:p>
          </table:table-cell>
          <table:table-cell office:value-type="string" calcext:value-type="string">
            <text:p> </text:p>
          </table:table-cell>
          <table:table-cell table:formula="of:=COM.MICROSOFT.CONCAT([.A11];&quot;#01&quot;)" office:value-type="string" office:string-value="PH.2.1#01" calcext:value-type="string">
            <text:p>PH.2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2</text:p>
          </table:table-cell>
          <table:table-cell office:value-type="string" calcext:value-type="string">
            <text:p> </text:p>
          </table:table-cell>
          <table:table-cell table:formula="of:=COM.MICROSOFT.CONCAT([.A12];&quot;#01&quot;)" office:value-type="string" office:string-value="PH.2.2#01" calcext:value-type="string">
            <text:p>PH.2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3</text:p>
          </table:table-cell>
          <table:table-cell office:value-type="string" calcext:value-type="string">
            <text:p> </text:p>
          </table:table-cell>
          <table:table-cell table:formula="of:=COM.MICROSOFT.CONCAT([.A13];&quot;#01&quot;)" office:value-type="string" office:string-value="PH.2.3#01" calcext:value-type="string">
            <text:p>PH.2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4</text:p>
          </table:table-cell>
          <table:table-cell office:value-type="string" calcext:value-type="string">
            <text:p> </text:p>
          </table:table-cell>
          <table:table-cell table:formula="of:=COM.MICROSOFT.CONCAT([.A14];&quot;#01&quot;)" office:value-type="string" office:string-value="PH.2.4#01" calcext:value-type="string">
            <text:p>PH.2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2.5</text:p>
          </table:table-cell>
          <table:table-cell office:value-type="string" calcext:value-type="string">
            <text:p> </text:p>
          </table:table-cell>
          <table:table-cell table:formula="of:=COM.MICROSOFT.CONCAT([.A15];&quot;#01&quot;)" office:value-type="string" office:string-value="PH.2.5#01" calcext:value-type="string">
            <text:p>PH.2.5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2.5.1</text:p>
          </table:table-cell>
          <table:table-cell office:value-type="string" calcext:value-type="string">
            <text:p><text:a xlink:href="https://www.hl7.org/fhir/condition.html" xlink:type="simple">Condition</text:a></text:p>
          </table:table-cell>
          <table:table-cell table:formula="of:=COM.MICROSOFT.CONCAT([.A16];&quot;#01&quot;)" office:value-type="string" office:string-value="PH.2.5.1#01" calcext:value-type="string">
            <text:p>PH.2.5.1#01</text:p>
          </table:table-cell>
          <table:table-cell table:style-name="Default" table:formula="of:=COM.MICROSOFT.CONCAT(&quot;https://www.hl7.org/fhir/&quot;;LOWER(IFERROR(LEFT([.B16];SEARCH(CHAR(10);[.B16];1)-1);[.B16]));&quot;.html&quot;)" office:value-type="string" office:string-value="https://www.hl7.org/fhir/condition.html" calcext:value-type="string">
            <text:p>https://www.hl7.org/fhir/condition.html</text:p>
          </table:table-cell>
        </table:table-row>
        <table:table-row table:style-name="ro3">
          <table:table-cell office:value-type="string" calcext:value-type="string">
            <text:p>PH.2.5.2</text:p>
          </table:table-cell>
          <table:table-cell office:value-type="string" calcext:value-type="string">
            <text:p><text:a xlink:href="https://www.hl7.org/fhir/medication.html" xlink:type="simple">Medication</text:a></text:p>
            <text:p><text:a xlink:href="https://www.hl7.org/fhir/medicationstatement.html" xlink:type="simple">MedicationStatement</text:a></text:p>
          </table:table-cell>
          <table:table-cell table:formula="of:=COM.MICROSOFT.CONCAT([.A17];&quot;#01&quot;)" office:value-type="string" office:string-value="PH.2.5.2#01" calcext:value-type="string">
            <text:p>PH.2.5.2#01</text:p>
          </table:table-cell>
          <table:table-cell table:style-name="Default" table:formula="of:=COM.MICROSOFT.CONCAT(&quot;https://www.hl7.org/fhir/&quot;;LOWER(IFERROR(LEFT([.B17];SEARCH(CHAR(10);[.B17];1)-1);[.B17]));&quot;.html&quot;)" office:value-type="string" office:string-value="https://www.hl7.org/fhir/medication.html" calcext:value-type="string">
            <text:p>https://www.hl7.org/fhir/medication.html</text:p>
          </table:table-cell>
        </table:table-row>
        <table:table-row table:style-name="ro1">
          <table:table-cell office:value-type="string" calcext:value-type="string">
            <text:p>PH.2.5.3</text:p>
          </table:table-cell>
          <table:table-cell office:value-type="string" calcext:value-type="string">
            <text:p><text:a xlink:href="https://www.hl7.org/fhir/observation.html" xlink:type="simple">Observation</text:a></text:p>
          </table:table-cell>
          <table:table-cell table:formula="of:=COM.MICROSOFT.CONCAT([.A18];&quot;#01&quot;)" office:value-type="string" office:string-value="PH.2.5.3#01" calcext:value-type="string">
            <text:p>PH.2.5.3#01</text:p>
          </table:table-cell>
          <table:table-cell table:style-name="Default" table:formula="of:=COM.MICROSOFT.CONCAT(&quot;https://www.hl7.org/fhir/&quot;;LOWER(IFERROR(LEFT([.B18];SEARCH(CHAR(10);[.B18];1)-1);[.B18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1">
          <table:table-cell office:value-type="string" calcext:value-type="string">
            <text:p>PH.2.5.4</text:p>
          </table:table-cell>
          <table:table-cell office:value-type="string" calcext:value-type="string">
            <text:p><text:a xlink:href="https://www.hl7.org/fhir/allergyintolerance.html" xlink:type="simple">AllergyIntolerance</text:a></text:p>
          </table:table-cell>
          <table:table-cell table:formula="of:=COM.MICROSOFT.CONCAT([.A19];&quot;#01&quot;)" office:value-type="string" office:string-value="PH.2.5.4#01" calcext:value-type="string">
            <text:p>PH.2.5.4#01</text:p>
          </table:table-cell>
          <table:table-cell table:style-name="Default" table:formula="of:=COM.MICROSOFT.CONCAT(&quot;https://www.hl7.org/fhir/&quot;;LOWER(IFERROR(LEFT([.B19];SEARCH(CHAR(10);[.B19];1)-1);[.B19]));&quot;.html&quot;)" office:value-type="string" office:string-value="https://www.hl7.org/fhir/allergyintolerance.html" calcext:value-type="string">
            <text:p>https://www.hl7.org/fhir/allergyintolerance.html</text:p>
          </table:table-cell>
        </table:table-row>
        <table:table-row table:style-name="ro1">
          <table:table-cell office:value-type="string" calcext:value-type="string">
            <text:p>PH.2.5.5</text:p>
          </table:table-cell>
          <table:table-cell office:value-type="string" calcext:value-type="string">
            <text:p><text:a xlink:href="https://www.hl7.org/fhir/immunization.html" xlink:type="simple">Immunization</text:a></text:p>
          </table:table-cell>
          <table:table-cell table:formula="of:=COM.MICROSOFT.CONCAT([.A20];&quot;#01&quot;)" office:value-type="string" office:string-value="PH.2.5.5#01" calcext:value-type="string">
            <text:p>PH.2.5.5#01</text:p>
          </table:table-cell>
          <table:table-cell table:style-name="Default" table:formula="of:=COM.MICROSOFT.CONCAT(&quot;https://www.hl7.org/fhir/&quot;;LOWER(IFERROR(LEFT([.B20];SEARCH(CHAR(10);[.B20];1)-1);[.B20]));&quot;.html&quot;)" office:value-type="string" office:string-value="https://www.hl7.org/fhir/immunization.html" calcext:value-type="string">
            <text:p>https://www.hl7.org/fhir/immunization.html</text:p>
          </table:table-cell>
        </table:table-row>
        <table:table-row table:style-name="ro1" table:visibility="filter">
          <table:table-cell office:value-type="string" calcext:value-type="string">
            <text:p>PH.2.5.6</text:p>
          </table:table-cell>
          <table:table-cell office:value-type="string" calcext:value-type="string">
            <text:p> </text:p>
          </table:table-cell>
          <table:table-cell table:formula="of:=COM.MICROSOFT.CONCAT([.A21];&quot;#01&quot;)" office:value-type="string" office:string-value="PH.2.5.6#01" calcext:value-type="string">
            <text:p>PH.2.5.6#0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H.2.5.7</text:p>
          </table:table-cell>
          <table:table-cell office:value-type="string" calcext:value-type="string">
            <text:p><text:a xlink:href="https://www.hl7.org/fhir/procedure.html" xlink:type="simple">Procedure</text:a></text:p>
          </table:table-cell>
          <table:table-cell table:formula="of:=COM.MICROSOFT.CONCAT([.A22];&quot;#01&quot;)" office:value-type="string" office:string-value="PH.2.5.7#01" calcext:value-type="string">
            <text:p>PH.2.5.7#01</text:p>
          </table:table-cell>
          <table:table-cell table:style-name="Default" table:formula="of:=COM.MICROSOFT.CONCAT(&quot;https://www.hl7.org/fhir/&quot;;LOWER(IFERROR(LEFT([.B22];SEARCH(CHAR(10);[.B22];1)-1);[.B22]));&quot;.html&quot;)" office:value-type="string" office:string-value="https://www.hl7.org/fhir/procedure.html" calcext:value-type="string">
            <text:p>https://www.hl7.org/fhir/procedure.html</text:p>
          </table:table-cell>
        </table:table-row>
        <table:table-row table:style-name="ro1">
          <table:table-cell office:value-type="string" calcext:value-type="string">
            <text:p>PH.2.5.8</text:p>
          </table:table-cell>
          <table:table-cell office:value-type="string" calcext:value-type="string">
            <text:p><text:a xlink:href="https://www.hl7.org/fhir/familymemberhistory.html" xlink:type="simple">FamilyMemberHistory</text:a></text:p>
          </table:table-cell>
          <table:table-cell table:formula="of:=COM.MICROSOFT.CONCAT([.A23];&quot;#01&quot;)" office:value-type="string" office:string-value="PH.2.5.8#01" calcext:value-type="string">
            <text:p>PH.2.5.8#01</text:p>
          </table:table-cell>
          <table:table-cell table:style-name="Default" table:formula="of:=COM.MICROSOFT.CONCAT(&quot;https://www.hl7.org/fhir/&quot;;LOWER(IFERROR(LEFT([.B23];SEARCH(CHAR(10);[.B23];1)-1);[.B23]));&quot;.html&quot;)" office:value-type="string" office:string-value="https://www.hl7.org/fhir/familymemberhistory.html" calcext:value-type="string">
            <text:p>https://www.hl7.org/fhir/familymemberhistory.html</text:p>
          </table:table-cell>
        </table:table-row>
        <table:table-row table:style-name="ro1">
          <table:table-cell office:value-type="string" calcext:value-type="string">
            <text:p>PH.2.5.9</text:p>
          </table:table-cell>
          <table:table-cell office:value-type="string" calcext:value-type="string">
            <text:p><text:a xlink:href="https://www.hl7.org/fhir/molecularsequence.html" xlink:type="simple">MolecularSequence</text:a></text:p>
          </table:table-cell>
          <table:table-cell table:formula="of:=COM.MICROSOFT.CONCAT([.A24];&quot;#01&quot;)" office:value-type="string" office:string-value="PH.2.5.9#01" calcext:value-type="string">
            <text:p>PH.2.5.9#01</text:p>
          </table:table-cell>
          <table:table-cell table:style-name="Default" table:formula="of:=COM.MICROSOFT.CONCAT(&quot;https://www.hl7.org/fhir/&quot;;LOWER(IFERROR(LEFT([.B24];SEARCH(CHAR(10);[.B24];1)-1);[.B24]));&quot;.html&quot;)" office:value-type="string" office:string-value="https://www.hl7.org/fhir/molecularsequence.html" calcext:value-type="string">
            <text:p>https://www.hl7.org/fhir/molecularsequence.html</text:p>
          </table:table-cell>
        </table:table-row>
        <table:table-row table:style-name="ro3">
          <table:table-cell office:value-type="string" calcext:value-type="string">
            <text:p>PH.2.5.10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build.fhir.org/ig/HL7/fhir-sdoh-clinicalcare/" xlink:type="simple">Gravity - Social Determinates of Health</text:a></text:p>
          </table:table-cell>
          <table:table-cell table:formula="of:=COM.MICROSOFT.CONCAT([.A25];&quot;#01&quot;)" office:value-type="string" office:string-value="PH.2.5.10#01" calcext:value-type="string">
            <text:p>PH.2.5.10#01</text:p>
          </table:table-cell>
          <table:table-cell table:style-name="Default" table:formula="of:=COM.MICROSOFT.CONCAT(&quot;https://www.hl7.org/fhir/&quot;;LOWER(IFERROR(LEFT([.B25];SEARCH(CHAR(10);[.B25];1)-1);[.B25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1" table:visibility="filter">
          <table:table-cell office:value-type="string" calcext:value-type="string">
            <text:p>PH.2.5.11</text:p>
          </table:table-cell>
          <table:table-cell office:value-type="string" calcext:value-type="string">
            <text:p> </text:p>
          </table:table-cell>
          <table:table-cell table:formula="of:=COM.MICROSOFT.CONCAT([.A26];&quot;#01&quot;)" office:value-type="string" office:string-value="PH.2.5.11#01" calcext:value-type="string">
            <text:p>PH.2.5.1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3</text:p>
          </table:table-cell>
          <table:table-cell office:value-type="string" calcext:value-type="string">
            <text:p> </text:p>
          </table:table-cell>
          <table:table-cell table:formula="of:=COM.MICROSOFT.CONCAT([.A27];&quot;#01&quot;)" office:value-type="string" office:string-value="PH.3#01" calcext:value-type="string">
            <text:p>PH.3#01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H.3.1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build.fhir.org/ig/HL7/cimi-vital-signs/" xlink:type="simple">Vital Signs</text:a></text:p>
          </table:table-cell>
          <table:table-cell table:formula="of:=COM.MICROSOFT.CONCAT([.A28];&quot;#01&quot;)" office:value-type="string" office:string-value="PH.3.1#01" calcext:value-type="string">
            <text:p>PH.3.1#01</text:p>
          </table:table-cell>
          <table:table-cell table:style-name="Default" table:formula="of:=COM.MICROSOFT.CONCAT(&quot;https://www.hl7.org/fhir/&quot;;LOWER(IFERROR(LEFT([.B28];SEARCH(CHAR(10);[.B28];1)-1);[.B28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2">
          <table:table-cell office:value-type="string" calcext:value-type="string">
            <text:p>PH.3.1.1</text:p>
          </table:table-cell>
          <table:table-cell office:value-type="string" calcext:value-type="string">
            <text:p><text:a xlink:href="https://www.hl7.org/fhir/composition.html" xlink:type="simple">Composition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  <text:p><text:a xlink:href="https://www.hl7.org/fhir/communication.html" xlink:type="simple">Communication</text:a></text:p>
            <text:p><text:a xlink:href="http://fhir.org/guides/argonaut/scheduling/" xlink:type="simple">Argonaut Scheduling</text:a></text:p>
          </table:table-cell>
          <table:table-cell table:formula="of:=COM.MICROSOFT.CONCAT([.A29];&quot;#01&quot;)" office:value-type="string" office:string-value="PH.3.1.1#01" calcext:value-type="string">
            <text:p>PH.3.1.1#01</text:p>
          </table:table-cell>
          <table:table-cell table:style-name="Default" table:formula="of:=COM.MICROSOFT.CONCAT(&quot;https://www.hl7.org/fhir/&quot;;LOWER(IFERROR(LEFT([.B29];SEARCH(CHAR(10);[.B29];1)-1);[.B29]));&quot;.html&quot;)" office:value-type="string" office:string-value="https://www.hl7.org/fhir/composition.html" calcext:value-type="string">
            <text:p>https://www.hl7.org/fhir/composition.html</text:p>
          </table:table-cell>
        </table:table-row>
        <table:table-row table:style-name="ro4">
          <table:table-cell office:value-type="string" calcext:value-type="string">
            <text:p>PH.3.1.2</text:p>
          </table:table-cell>
          <table:table-cell office:value-type="string" calcext:value-type="string">
            <text:p><text:a xlink:href="https://www.hl7.org/fhir/observation.html" xlink:type="simple">Observation</text:a></text:p>
            <text:p><text:a xlink:href="https://www.hl7.org/fhir/device.html" xlink:type="simple">Device</text:a></text:p>
            <text:p>- <text:a xlink:href="https://profiles.ihe.net/ITI/MHD/" xlink:type="simple">Mobile Access to Health Documents</text:a></text:p>
          </table:table-cell>
          <table:table-cell table:formula="of:=COM.MICROSOFT.CONCAT([.A30];&quot;#01&quot;)" office:value-type="string" office:string-value="PH.3.1.2#01" calcext:value-type="string">
            <text:p>PH.3.1.2#01</text:p>
          </table:table-cell>
          <table:table-cell table:style-name="Default" table:formula="of:=COM.MICROSOFT.CONCAT(&quot;https://www.hl7.org/fhir/&quot;;LOWER(IFERROR(LEFT([.B30];SEARCH(CHAR(10);[.B30];1)-1);[.B30]));&quot;.html&quot;)" office:value-type="string" office:string-value="https://www.hl7.org/fhir/observation.html" calcext:value-type="string">
            <text:p>https://www.hl7.org/fhir/observation.html</text:p>
          </table:table-cell>
        </table:table-row>
        <table:table-row table:style-name="ro5">
          <table:table-cell office:value-type="string" calcext:value-type="string">
            <text:p>PH.3.2</text:p>
          </table:table-cell>
          <table:table-cell office:value-type="string" calcext:value-type="string">
            <text:p><text:a xlink:href="https://www.hl7.org/fhir/careplan.html" xlink:type="simple">CarePlan</text:a></text:p>
          </table:table-cell>
          <table:table-cell table:formula="of:=COM.MICROSOFT.CONCAT([.A31];&quot;#01&quot;)" office:value-type="string" office:string-value="PH.3.2#01" calcext:value-type="string">
            <text:p>PH.3.2#01</text:p>
          </table:table-cell>
          <table:table-cell table:style-name="Default" table:formula="of:=COM.MICROSOFT.CONCAT(&quot;https://www.hl7.org/fhir/&quot;;LOWER(IFERROR(LEFT([.B31];SEARCH(CHAR(10);[.B31];1)-1);[.B31]));&quot;.html&quot;)" office:value-type="string" office:string-value="https://www.hl7.org/fhir/careplan.html" calcext:value-type="string">
            <text:p>https://www.hl7.org/fhir/careplan.html</text:p>
          </table:table-cell>
        </table:table-row>
        <table:table-row table:style-name="ro3">
          <table:table-cell office:value-type="string" calcext:value-type="string">
            <text:p>PH.3.3</text:p>
          </table:table-cell>
          <table:table-cell office:value-type="string" calcext:value-type="string">
            <text:p><text:a xlink:href="https://www.hl7.org/fhir/careplan.html" xlink:type="simple">CarePlan</text:a></text:p>
            <text:p><text:a xlink:href="https://www.hl7.org/fhir/practitioner.html" xlink:type="simple">Practitioner</text:a></text:p>
          </table:table-cell>
          <table:table-cell table:formula="of:=COM.MICROSOFT.CONCAT([.A32];&quot;#01&quot;)" office:value-type="string" office:string-value="PH.3.3#01" calcext:value-type="string">
            <text:p>PH.3.3#01</text:p>
          </table:table-cell>
          <table:table-cell table:style-name="Default" table:formula="of:=COM.MICROSOFT.CONCAT(&quot;https://www.hl7.org/fhir/&quot;;LOWER(IFERROR(LEFT([.B32];SEARCH(CHAR(10);[.B32];1)-1);[.B32]));&quot;.html&quot;)" office:value-type="string" office:string-value="https://www.hl7.org/fhir/careplan.html" calcext:value-type="string">
            <text:p>https://www.hl7.org/fhir/careplan.html</text:p>
          </table:table-cell>
        </table:table-row>
        <table:table-row table:style-name="ro3">
          <table:table-cell office:value-type="string" calcext:value-type="string">
            <text:p>PH.3.4</text:p>
          </table:table-cell>
          <table:table-cell office:value-type="string" calcext:value-type="string">
            <text:p><text:a xlink:href="https://www.hl7.org/fhir/medication.html" xlink:type="simple">Medication</text:a></text:p>
            <text:p><text:a xlink:href="https://www.hl7.org/fhir/medicationstatement.html" xlink:type="simple">MedicationStatement</text:a></text:p>
          </table:table-cell>
          <table:table-cell table:formula="of:=COM.MICROSOFT.CONCAT([.A33];&quot;#01&quot;)" office:value-type="string" office:string-value="PH.3.4#01" calcext:value-type="string">
            <text:p>PH.3.4#01</text:p>
          </table:table-cell>
          <table:table-cell table:style-name="Default" table:formula="of:=COM.MICROSOFT.CONCAT(&quot;https://www.hl7.org/fhir/&quot;;LOWER(IFERROR(LEFT([.B33];SEARCH(CHAR(10);[.B33];1)-1);[.B33]));&quot;.html&quot;)" office:value-type="string" office:string-value="https://www.hl7.org/fhir/medication.html" calcext:value-type="string">
            <text:p>https://www.hl7.org/fhir/medication.html</text:p>
          </table:table-cell>
        </table:table-row>
        <table:table-row table:style-name="ro3">
          <table:table-cell office:value-type="string" calcext:value-type="string">
            <text:p>PH.3.5</text:p>
          </table:table-cell>
          <table:table-cell office:value-type="string" calcext:value-type="string">
            <text:p><text:a xlink:href="http://fhir.org/guides/argonaut/scheduling/" xlink:type="simple">Argonaut Scheduling</text:a></text:p>
            <text:p><text:a xlink:href="https://www.hl7.org/fhir/task.html" xlink:type="simple">Task</text:a></text:p>
          </table:table-cell>
          <table:table-cell table:formula="of:=COM.MICROSOFT.CONCAT([.A34];&quot;#01&quot;)" office:value-type="string" office:string-value="PH.3.5#01" calcext:value-type="string">
            <text:p>PH.3.5#01</text:p>
          </table:table-cell>
          <table:table-cell table:style-name="Default" table:formula="of:=COM.MICROSOFT.CONCAT(&quot;https://www.hl7.org/fhir/&quot;;LOWER(IFERROR(LEFT([.B34];SEARCH(CHAR(10);[.B34];1)-1);[.B34]));&quot;.html&quot;)" office:value-type="string" office:string-value="https://www.hl7.org/fhir/argonaut scheduling.html" calcext:value-type="string">
            <text:p>https://www.hl7.org/fhir/argonaut scheduling.html</text:p>
          </table:table-cell>
        </table:table-row>
        <table:table-row table:style-name="ro1">
          <table:table-cell office:value-type="string" calcext:value-type="string">
            <text:p>PH.3.5.1</text:p>
          </table:table-cell>
          <table:table-cell office:value-type="string" calcext:value-type="string">
            <text:p><text:a xlink:href="http://fhir.org/guides/argonaut/scheduling/" xlink:type="simple">Argonaut Scheduling</text:a></text:p>
          </table:table-cell>
          <table:table-cell table:formula="of:=COM.MICROSOFT.CONCAT([.A35];&quot;#01&quot;)" office:value-type="string" office:string-value="PH.3.5.1#01" calcext:value-type="string">
            <text:p>PH.3.5.1#01</text:p>
          </table:table-cell>
          <table:table-cell table:style-name="Default" table:formula="of:=COM.MICROSOFT.CONCAT(&quot;https://www.hl7.org/fhir/&quot;;LOWER(IFERROR(LEFT([.B35];SEARCH(CHAR(10);[.B35];1)-1);[.B35]));&quot;.html&quot;)" office:value-type="string" office:string-value="https://www.hl7.org/fhir/argonaut scheduling.html" calcext:value-type="string">
            <text:p>https://www.hl7.org/fhir/argonaut scheduling.html</text:p>
          </table:table-cell>
        </table:table-row>
        <table:table-row table:style-name="ro1">
          <table:table-cell office:value-type="string" calcext:value-type="string">
            <text:p>PH.3.5.2</text:p>
          </table:table-cell>
          <table:table-cell office:value-type="string" calcext:value-type="string">
            <text:p><text:a xlink:href="https://www.hl7.org/fhir/task.html" xlink:type="simple">Task</text:a></text:p>
          </table:table-cell>
          <table:table-cell table:formula="of:=COM.MICROSOFT.CONCAT([.A36];&quot;#01&quot;)" office:value-type="string" office:string-value="PH.3.5.2#01" calcext:value-type="string">
            <text:p>PH.3.5.2#01</text:p>
          </table:table-cell>
          <table:table-cell table:style-name="Default" table:formula="of:=COM.MICROSOFT.CONCAT(&quot;https://www.hl7.org/fhir/&quot;;LOWER(IFERROR(LEFT([.B36];SEARCH(CHAR(10);[.B36];1)-1);[.B36]));&quot;.html&quot;)" office:value-type="string" office:string-value="https://www.hl7.org/fhir/task.html" calcext:value-type="string">
            <text:p>https://www.hl7.org/fhir/task.html</text:p>
          </table:table-cell>
        </table:table-row>
        <table:table-row table:style-name="ro6">
          <table:table-cell office:value-type="string" calcext:value-type="string">
            <text:p>PH.3.5.3</text:p>
          </table:table-cell>
          <table:table-cell office:value-type="string" calcext:value-type="string">
            <text:p><text:a xlink:href="https://www.hl7.org/fhir/practitioner.html" xlink:type="simple">Practitioner</text:a></text:p>
            <text:p><text:a xlink:href="https://www.hl7.org/fhir/relatedperson.html" xlink:type="simple">RelatedPerson</text:a></text:p>
            <text:p><text:a xlink:href="https://www.hl7.org/fhir/person.html" xlink:type="simple">Person</text:a></text:p>
            <text:p><text:a xlink:href="https://www.hl7.org/fhir/careteam.html" xlink:type="simple">CareTeam</text:a></text:p>
          </table:table-cell>
          <table:table-cell table:formula="of:=COM.MICROSOFT.CONCAT([.A37];&quot;#01&quot;)" office:value-type="string" office:string-value="PH.3.5.3#01" calcext:value-type="string">
            <text:p>PH.3.5.3#01</text:p>
          </table:table-cell>
          <table:table-cell table:style-name="Default" table:formula="of:=COM.MICROSOFT.CONCAT(&quot;https://www.hl7.org/fhir/&quot;;LOWER(IFERROR(LEFT([.B37];SEARCH(CHAR(10);[.B37];1)-1);[.B37]));&quot;.html&quot;)" office:value-type="string" office:string-value="https://www.hl7.org/fhir/practitioner.html" calcext:value-type="string">
            <text:p>https://www.hl7.org/fhir/practitioner.html</text:p>
          </table:table-cell>
        </table:table-row>
        <table:table-row table:style-name="ro1">
          <table:table-cell office:value-type="string" calcext:value-type="string">
            <text:p>PH.3.5.4</text:p>
          </table:table-cell>
          <table:table-cell office:value-type="string" calcext:value-type="string">
            <text:p><text:a xlink:href="https://www.hl7.org/fhir/communication.html" xlink:type="simple">Communication</text:a></text:p>
          </table:table-cell>
          <table:table-cell table:formula="of:=COM.MICROSOFT.CONCAT([.A38];&quot;#01&quot;)" office:value-type="string" office:string-value="PH.3.5.4#01" calcext:value-type="string">
            <text:p>PH.3.5.4#01</text:p>
          </table:table-cell>
          <table:table-cell table:style-name="Default" table:formula="of:=COM.MICROSOFT.CONCAT(&quot;https://www.hl7.org/fhir/&quot;;LOWER(IFERROR(LEFT([.B38];SEARCH(CHAR(10);[.B38];1)-1);[.B38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1">
          <table:table-cell office:value-type="string" calcext:value-type="string">
            <text:p>PH.3.5.5</text:p>
          </table:table-cell>
          <table:table-cell office:value-type="string" calcext:value-type="string">
            <text:p><text:a xlink:href="https://www.hl7.org/fhir/communication.html" xlink:type="simple">Communication</text:a></text:p>
          </table:table-cell>
          <table:table-cell table:formula="of:=COM.MICROSOFT.CONCAT([.A39];&quot;#01&quot;)" office:value-type="string" office:string-value="PH.3.5.5#01" calcext:value-type="string">
            <text:p>PH.3.5.5#01</text:p>
          </table:table-cell>
          <table:table-cell table:style-name="Default" table:formula="of:=COM.MICROSOFT.CONCAT(&quot;https://www.hl7.org/fhir/&quot;;LOWER(IFERROR(LEFT([.B39];SEARCH(CHAR(10);[.B39];1)-1);[.B39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4">
          <table:table-cell office:value-type="string" calcext:value-type="string">
            <text:p>PH.3.5.6</text:p>
          </table:table-cell>
          <table:table-cell office:value-type="string" calcext:value-type="string">
            <text:p><text:a xlink:href="https://www.hl7.org/fhir/communication.html" xlink:type="simple">Communication</text:a></text:p>
            <text:p><text:a xlink:href="https://www.hl7.org/fhir/evidence.html" xlink:type="simple">Evidence</text:a></text:p>
            <text:p><text:a xlink:href="https://www.hl7.org/fhir/diagnosticreport.html" xlink:type="simple">DiagnosticReport</text:a></text:p>
          </table:table-cell>
          <table:table-cell table:formula="of:=COM.MICROSOFT.CONCAT([.A40];&quot;#01&quot;)" office:value-type="string" office:string-value="PH.3.5.6#01" calcext:value-type="string">
            <text:p>PH.3.5.6#01</text:p>
          </table:table-cell>
          <table:table-cell table:style-name="Default" table:formula="of:=COM.MICROSOFT.CONCAT(&quot;https://www.hl7.org/fhir/&quot;;LOWER(IFERROR(LEFT([.B40];SEARCH(CHAR(10);[.B40];1)-1);[.B40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3">
          <table:table-cell office:value-type="string" calcext:value-type="string">
            <text:p>PH.3.6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41];&quot;#01&quot;)" office:value-type="string" office:string-value="PH.3.6#01" calcext:value-type="string">
            <text:p>PH.3.6#01</text:p>
          </table:table-cell>
          <table:table-cell table:style-name="Default" table:formula="of:=COM.MICROSOFT.CONCAT(&quot;https://www.hl7.org/fhir/&quot;;LOWER(IFERROR(LEFT([.B41];SEARCH(CHAR(10);[.B41];1)-1);[.B41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3">
          <table:table-cell office:value-type="string" calcext:value-type="string">
            <text:p>PH.3.6.1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42];&quot;#01&quot;)" office:value-type="string" office:string-value="PH.3.6.1#01" calcext:value-type="string">
            <text:p>PH.3.6.1#01</text:p>
          </table:table-cell>
          <table:table-cell table:style-name="Default" table:formula="of:=COM.MICROSOFT.CONCAT(&quot;https://www.hl7.org/fhir/&quot;;LOWER(IFERROR(LEFT([.B42];SEARCH(CHAR(10);[.B42];1)-1);[.B42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5" table:visibility="filter">
          <table:table-cell office:value-type="string" calcext:value-type="string">
            <text:p>PH.3.6.2</text:p>
          </table:table-cell>
          <table:table-cell office:value-type="string" calcext:value-type="string">
            <text:p> </text:p>
          </table:table-cell>
          <table:table-cell table:formula="of:=COM.MICROSOFT.CONCAT([.A43];&quot;#01&quot;)" office:value-type="string" office:string-value="PH.3.6.2#01" calcext:value-type="string">
            <text:p>PH.3.6.2#01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PH.4</text:p>
          </table:table-cell>
          <table:table-cell office:value-type="string" calcext:value-type="string">
            <text:p><text:a xlink:href="https://www.hl7.org/fhir/communication.html" xlink:type="simple">Communication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</table:table-cell>
          <table:table-cell table:formula="of:=COM.MICROSOFT.CONCAT([.A44];&quot;#01&quot;)" office:value-type="string" office:string-value="PH.4#01" calcext:value-type="string">
            <text:p>PH.4#01</text:p>
          </table:table-cell>
          <table:table-cell table:style-name="Default" table:formula="of:=COM.MICROSOFT.CONCAT(&quot;https://www.hl7.org/fhir/&quot;;LOWER(IFERROR(LEFT([.B44];SEARCH(CHAR(10);[.B44];1)-1);[.B44]));&quot;.html&quot;)" office:value-type="string" office:string-value="https://www.hl7.org/fhir/communication.html" calcext:value-type="string">
            <text:p>https://www.hl7.org/fhir/communication.html</text:p>
          </table:table-cell>
        </table:table-row>
        <table:table-row table:style-name="ro1" table:visibility="filter">
          <table:table-cell office:value-type="string" calcext:value-type="string">
            <text:p>PH.5</text:p>
          </table:table-cell>
          <table:table-cell office:value-type="string" calcext:value-type="string">
            <text:p> </text:p>
          </table:table-cell>
          <table:table-cell table:formula="of:=COM.MICROSOFT.CONCAT([.A45];&quot;#01&quot;)" office:value-type="string" office:string-value="PH.5#01" calcext:value-type="string">
            <text:p>PH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1</text:p>
          </table:table-cell>
          <table:table-cell office:value-type="string" calcext:value-type="string">
            <text:p> </text:p>
          </table:table-cell>
          <table:table-cell table:formula="of:=COM.MICROSOFT.CONCAT([.A46];&quot;#01&quot;)" office:value-type="string" office:string-value="PH.5.1#01" calcext:value-type="string">
            <text:p>PH.5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2</text:p>
          </table:table-cell>
          <table:table-cell office:value-type="string" calcext:value-type="string">
            <text:p> </text:p>
          </table:table-cell>
          <table:table-cell table:formula="of:=COM.MICROSOFT.CONCAT([.A47];&quot;#01&quot;)" office:value-type="string" office:string-value="PH.5.2#01" calcext:value-type="string">
            <text:p>PH.5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3</text:p>
          </table:table-cell>
          <table:table-cell office:value-type="string" calcext:value-type="string">
            <text:p> </text:p>
          </table:table-cell>
          <table:table-cell table:formula="of:=COM.MICROSOFT.CONCAT([.A48];&quot;#01&quot;)" office:value-type="string" office:string-value="PH.5.3#01" calcext:value-type="string">
            <text:p>PH.5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4</text:p>
          </table:table-cell>
          <table:table-cell office:value-type="string" calcext:value-type="string">
            <text:p> </text:p>
          </table:table-cell>
          <table:table-cell table:formula="of:=COM.MICROSOFT.CONCAT([.A49];&quot;#01&quot;)" office:value-type="string" office:string-value="PH.5.4#01" calcext:value-type="string">
            <text:p>PH.5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5</text:p>
          </table:table-cell>
          <table:table-cell office:value-type="string" calcext:value-type="string">
            <text:p> </text:p>
          </table:table-cell>
          <table:table-cell table:formula="of:=COM.MICROSOFT.CONCAT([.A50];&quot;#01&quot;)" office:value-type="string" office:string-value="PH.5.5#01" calcext:value-type="string">
            <text:p>PH.5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5.6</text:p>
          </table:table-cell>
          <table:table-cell office:value-type="string" calcext:value-type="string">
            <text:p> </text:p>
          </table:table-cell>
          <table:table-cell table:formula="of:=COM.MICROSOFT.CONCAT([.A51];&quot;#01&quot;)" office:value-type="string" office:string-value="PH.5.6#01" calcext:value-type="string">
            <text:p>PH.5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</text:p>
          </table:table-cell>
          <table:table-cell office:value-type="string" calcext:value-type="string">
            <text:p> </text:p>
          </table:table-cell>
          <table:table-cell table:formula="of:=COM.MICROSOFT.CONCAT([.A52];&quot;#01&quot;)" office:value-type="string" office:string-value="PH.6#01" calcext:value-type="string">
            <text:p>PH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1</text:p>
          </table:table-cell>
          <table:table-cell office:value-type="string" calcext:value-type="string">
            <text:p> </text:p>
          </table:table-cell>
          <table:table-cell table:formula="of:=COM.MICROSOFT.CONCAT([.A53];&quot;#01&quot;)" office:value-type="string" office:string-value="PH.6.1#01" calcext:value-type="string">
            <text:p>PH.6.1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2</text:p>
          </table:table-cell>
          <table:table-cell office:value-type="string" calcext:value-type="string">
            <text:p> </text:p>
          </table:table-cell>
          <table:table-cell table:formula="of:=COM.MICROSOFT.CONCAT([.A54];&quot;#01&quot;)" office:value-type="string" office:string-value="PH.6.2#01" calcext:value-type="string">
            <text:p>PH.6.2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3</text:p>
          </table:table-cell>
          <table:table-cell office:value-type="string" calcext:value-type="string">
            <text:p> </text:p>
          </table:table-cell>
          <table:table-cell table:formula="of:=COM.MICROSOFT.CONCAT([.A55];&quot;#01&quot;)" office:value-type="string" office:string-value="PH.6.3#01" calcext:value-type="string">
            <text:p>PH.6.3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4</text:p>
          </table:table-cell>
          <table:table-cell office:value-type="string" calcext:value-type="string">
            <text:p> </text:p>
          </table:table-cell>
          <table:table-cell table:formula="of:=COM.MICROSOFT.CONCAT([.A56];&quot;#01&quot;)" office:value-type="string" office:string-value="PH.6.4#01" calcext:value-type="string">
            <text:p>PH.6.4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5</text:p>
          </table:table-cell>
          <table:table-cell office:value-type="string" calcext:value-type="string">
            <text:p> </text:p>
          </table:table-cell>
          <table:table-cell table:formula="of:=COM.MICROSOFT.CONCAT([.A57];&quot;#01&quot;)" office:value-type="string" office:string-value="PH.6.5#01" calcext:value-type="string">
            <text:p>PH.6.5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6</text:p>
          </table:table-cell>
          <table:table-cell office:value-type="string" calcext:value-type="string">
            <text:p> </text:p>
          </table:table-cell>
          <table:table-cell table:formula="of:=COM.MICROSOFT.CONCAT([.A58];&quot;#01&quot;)" office:value-type="string" office:string-value="PH.6.6#01" calcext:value-type="string">
            <text:p>PH.6.6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7</text:p>
          </table:table-cell>
          <table:table-cell office:value-type="string" calcext:value-type="string">
            <text:p> </text:p>
          </table:table-cell>
          <table:table-cell table:formula="of:=COM.MICROSOFT.CONCAT([.A59];&quot;#01&quot;)" office:value-type="string" office:string-value="PH.6.7#01" calcext:value-type="string">
            <text:p>PH.6.7#01</text:p>
          </table:table-cell>
          <table:table-cell office:value-type="string" calcext:value-type="string">
            <text:p> </text:p>
          </table:table-cell>
        </table:table-row>
        <table:table-row table:style-name="ro1" table:visibility="filter">
          <table:table-cell office:value-type="string" calcext:value-type="string">
            <text:p>PH.6.8</text:p>
          </table:table-cell>
          <table:table-cell office:value-type="string" calcext:value-type="string">
            <text:p> </text:p>
          </table:table-cell>
          <table:table-cell table:formula="of:=COM.MICROSOFT.CONCAT([.A60];&quot;#01&quot;)" office:value-type="string" office:string-value="PH.6.8#01" calcext:value-type="string">
            <text:p>PH.6.8#01</text:p>
          </table:table-cell>
          <table:table-cell office:value-type="string" calcext:value-type="string">
            <text:p> </text:p>
          </table:table-cell>
        </table:table-row>
        <table:table-row table:style-name="ro5" table:visibility="filter">
          <table:table-cell office:value-type="string" calcext:value-type="string">
            <text:p>S.1</text:p>
          </table:table-cell>
          <table:table-cell office:value-type="string" calcext:value-type="string">
            <text:p> </text:p>
          </table:table-cell>
          <table:table-cell table:formula="of:=COM.MICROSOFT.CONCAT([.A61];&quot;#01&quot;)" office:value-type="string" office:string-value="S.1#01" calcext:value-type="string">
            <text:p>S.1#01</text:p>
          </table:table-cell>
          <table:table-cell table:formula="of:=COM.MICROSOFT.CONCAT(&quot;https://www.hl7.org/fhir/&quot;;[.B61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1</text:p>
          </table:table-cell>
          <table:table-cell office:value-type="string" calcext:value-type="string">
            <text:p> </text:p>
          </table:table-cell>
          <table:table-cell table:formula="of:=COM.MICROSOFT.CONCAT([.A62];&quot;#01&quot;)" office:value-type="string" office:string-value="S.1.1#01" calcext:value-type="string">
            <text:p>S.1.1#01</text:p>
          </table:table-cell>
          <table:table-cell table:formula="of:=COM.MICROSOFT.CONCAT(&quot;https://www.hl7.org/fhir/&quot;;[.B62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2</text:p>
          </table:table-cell>
          <table:table-cell office:value-type="string" calcext:value-type="string">
            <text:p> </text:p>
          </table:table-cell>
          <table:table-cell table:formula="of:=COM.MICROSOFT.CONCAT([.A63];&quot;#01&quot;)" office:value-type="string" office:string-value="S.1.2#01" calcext:value-type="string">
            <text:p>S.1.2#01</text:p>
          </table:table-cell>
          <table:table-cell table:formula="of:=COM.MICROSOFT.CONCAT(&quot;https://www.hl7.org/fhir/&quot;;[.B63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3</text:p>
          </table:table-cell>
          <table:table-cell office:value-type="string" calcext:value-type="string">
            <text:p> </text:p>
          </table:table-cell>
          <table:table-cell table:formula="of:=COM.MICROSOFT.CONCAT([.A64];&quot;#01&quot;)" office:value-type="string" office:string-value="S.1.3#01" calcext:value-type="string">
            <text:p>S.1.3#01</text:p>
          </table:table-cell>
          <table:table-cell table:formula="of:=COM.MICROSOFT.CONCAT(&quot;https://www.hl7.org/fhir/&quot;;[.B6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4</text:p>
          </table:table-cell>
          <table:table-cell office:value-type="string" calcext:value-type="string">
            <text:p> </text:p>
          </table:table-cell>
          <table:table-cell table:formula="of:=COM.MICROSOFT.CONCAT([.A65];&quot;#01&quot;)" office:value-type="string" office:string-value="S.1.4#01" calcext:value-type="string">
            <text:p>S.1.4#01</text:p>
          </table:table-cell>
          <table:table-cell table:formula="of:=COM.MICROSOFT.CONCAT(&quot;https://www.hl7.org/fhir/&quot;;[.B6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5</text:p>
          </table:table-cell>
          <table:table-cell office:value-type="string" calcext:value-type="string">
            <text:p> </text:p>
          </table:table-cell>
          <table:table-cell table:formula="of:=COM.MICROSOFT.CONCAT([.A66];&quot;#01&quot;)" office:value-type="string" office:string-value="S.1.5#01" calcext:value-type="string">
            <text:p>S.1.5#01</text:p>
          </table:table-cell>
          <table:table-cell table:formula="of:=COM.MICROSOFT.CONCAT(&quot;https://www.hl7.org/fhir/&quot;;[.B6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6</text:p>
          </table:table-cell>
          <table:table-cell office:value-type="string" calcext:value-type="string">
            <text:p> </text:p>
          </table:table-cell>
          <table:table-cell table:formula="of:=COM.MICROSOFT.CONCAT([.A67];&quot;#01&quot;)" office:value-type="string" office:string-value="S.1.6#01" calcext:value-type="string">
            <text:p>S.1.6#01</text:p>
          </table:table-cell>
          <table:table-cell table:formula="of:=COM.MICROSOFT.CONCAT(&quot;https://www.hl7.org/fhir/&quot;;[.B67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1.7</text:p>
          </table:table-cell>
          <table:table-cell office:value-type="string" calcext:value-type="string">
            <text:p> </text:p>
          </table:table-cell>
          <table:table-cell table:formula="of:=COM.MICROSOFT.CONCAT([.A68];&quot;#01&quot;)" office:value-type="string" office:string-value="S.1.7#01" calcext:value-type="string">
            <text:p>S.1.7#01</text:p>
          </table:table-cell>
          <table:table-cell table:formula="of:=COM.MICROSOFT.CONCAT(&quot;https://www.hl7.org/fhir/&quot;;[.B68])" office:value-type="string" office:string-value="https://www.hl7.org/fhir/ " calcext:value-type="string">
            <text:p>https://www.hl7.org/fhir/ </text:p>
          </table:table-cell>
        </table:table-row>
        <table:table-row table:style-name="ro5">
          <table:table-cell office:value-type="string" calcext:value-type="string">
            <text:p>S.2</text:p>
          </table:table-cell>
          <table:table-cell office:value-type="string" calcext:value-type="string">
            <text:p><text:a xlink:href="https://www.hl7.org/fhir/claim.html" xlink:type="simple">Claim</text:a></text:p>
          </table:table-cell>
          <table:table-cell table:formula="of:=COM.MICROSOFT.CONCAT([.A69];&quot;#01&quot;)" office:value-type="string" office:string-value="S.2#01" calcext:value-type="string">
            <text:p>S.2#01</text:p>
          </table:table-cell>
          <table:table-cell table:style-name="Default" table:formula="of:=COM.MICROSOFT.CONCAT(&quot;https://www.hl7.org/fhir/&quot;;LOWER(IFERROR(LEFT([.B69];SEARCH(CHAR(10);[.B69];1)-1);[.B69]));&quot;.html&quot;)" office:value-type="string" office:string-value="https://www.hl7.org/fhir/claim.html" calcext:value-type="string">
            <text:p>https://www.hl7.org/fhir/claim.html</text:p>
          </table:table-cell>
        </table:table-row>
        <table:table-row table:style-name="ro5" table:visibility="filter">
          <table:table-cell office:value-type="string" calcext:value-type="string">
            <text:p>S.2.1</text:p>
          </table:table-cell>
          <table:table-cell office:value-type="string" calcext:value-type="string">
            <text:p> </text:p>
          </table:table-cell>
          <table:table-cell table:formula="of:=COM.MICROSOFT.CONCAT([.A70];&quot;#01&quot;)" office:value-type="string" office:string-value="S.2.1#01" calcext:value-type="string">
            <text:p>S.2.1#01</text:p>
          </table:table-cell>
          <table:table-cell table:formula="of:=COM.MICROSOFT.CONCAT(&quot;https://www.hl7.org/fhir/&quot;;[.B70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2.2</text:p>
          </table:table-cell>
          <table:table-cell office:value-type="string" calcext:value-type="string">
            <text:p><text:a xlink:href="https://www.hl7.org/fhir/insuranceplan.html" xlink:type="simple">InsurancePlan</text:a></text:p>
            <text:p><text:a xlink:href="https://www.hl7.org/fhir/explanationofbenefit.html" xlink:type="simple">ExplanationOfBenefit</text:a></text:p>
          </table:table-cell>
          <table:table-cell table:formula="of:=COM.MICROSOFT.CONCAT([.A71];&quot;#01&quot;)" office:value-type="string" office:string-value="S.2.2#01" calcext:value-type="string">
            <text:p>S.2.2#01</text:p>
          </table:table-cell>
          <table:table-cell table:style-name="Default" table:formula="of:=COM.MICROSOFT.CONCAT(&quot;https://www.hl7.org/fhir/&quot;;LOWER(IFERROR(LEFT([.B71];SEARCH(CHAR(10);[.B71];1)-1);[.B71]));&quot;.html&quot;)" office:value-type="string" office:string-value="https://www.hl7.org/fhir/insuranceplan.html" calcext:value-type="string">
            <text:p>https://www.hl7.org/fhir/insuranceplan.html</text:p>
          </table:table-cell>
        </table:table-row>
        <table:table-row table:style-name="ro3">
          <table:table-cell office:value-type="string" calcext:value-type="string">
            <text:p>S.2.3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72];&quot;#01&quot;)" office:value-type="string" office:string-value="S.2.3#01" calcext:value-type="string">
            <text:p>S.2.3#01</text:p>
          </table:table-cell>
          <table:table-cell table:style-name="Default" table:formula="of:=COM.MICROSOFT.CONCAT(&quot;https://www.hl7.org/fhir/&quot;;LOWER(IFERROR(LEFT([.B72];SEARCH(CHAR(10);[.B72];1)-1);[.B72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3">
          <table:table-cell office:value-type="string" calcext:value-type="string">
            <text:p>S.2.4</text:p>
          </table:table-cell>
          <table:table-cell office:value-type="string" calcext:value-type="string">
            <text:p><text:a xlink:href="https://www.hl7.org/fhir/measure.html" xlink:type="simple">Measure</text:a></text:p>
            <text:p><text:a xlink:href="https://www.hl7.org/fhir/measurereport.html" xlink:type="simple">MeasureReport</text:a></text:p>
          </table:table-cell>
          <table:table-cell table:formula="of:=COM.MICROSOFT.CONCAT([.A73];&quot;#01&quot;)" office:value-type="string" office:string-value="S.2.4#01" calcext:value-type="string">
            <text:p>S.2.4#01</text:p>
          </table:table-cell>
          <table:table-cell table:style-name="Default" table:formula="of:=COM.MICROSOFT.CONCAT(&quot;https://www.hl7.org/fhir/&quot;;LOWER(IFERROR(LEFT([.B73];SEARCH(CHAR(10);[.B73];1)-1);[.B73]));&quot;.html&quot;)" office:value-type="string" office:string-value="https://www.hl7.org/fhir/measure.html" calcext:value-type="string">
            <text:p>https://www.hl7.org/fhir/measure.html</text:p>
          </table:table-cell>
        </table:table-row>
        <table:table-row table:style-name="ro5" table:visibility="filter">
          <table:table-cell office:value-type="string" calcext:value-type="string">
            <text:p>S.3</text:p>
          </table:table-cell>
          <table:table-cell office:value-type="string" calcext:value-type="string">
            <text:p> </text:p>
          </table:table-cell>
          <table:table-cell table:formula="of:=COM.MICROSOFT.CONCAT([.A74];&quot;#01&quot;)" office:value-type="string" office:string-value="S.3#01" calcext:value-type="string">
            <text:p>S.3#01</text:p>
          </table:table-cell>
          <table:table-cell table:formula="of:=COM.MICROSOFT.CONCAT(&quot;https://www.hl7.org/fhir/&quot;;[.B74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3.1</text:p>
          </table:table-cell>
          <table:table-cell office:value-type="string" calcext:value-type="string">
            <text:p><text:a xlink:href="https://www.hl7.org/fhir/person.html" xlink:type="simple">Person</text:a></text:p>
            <text:p><text:a xlink:href="https://www.hl7.org/fhir/relatedperson.html" xlink:type="simple">RelatedPerson</text:a></text:p>
          </table:table-cell>
          <table:table-cell table:formula="of:=COM.MICROSOFT.CONCAT([.A75];&quot;#01&quot;)" office:value-type="string" office:string-value="S.3.1#01" calcext:value-type="string">
            <text:p>S.3.1#01</text:p>
          </table:table-cell>
          <table:table-cell table:style-name="Default" table:formula="of:=COM.MICROSOFT.CONCAT(&quot;https://www.hl7.org/fhir/&quot;;LOWER(IFERROR(LEFT([.B75];SEARCH(CHAR(10);[.B75];1)-1);[.B75]));&quot;.html&quot;)" office:value-type="string" office:string-value="https://www.hl7.org/fhir/person.html" calcext:value-type="string">
            <text:p>https://www.hl7.org/fhir/person.html</text:p>
          </table:table-cell>
        </table:table-row>
        <table:table-row table:style-name="ro5" table:visibility="filter">
          <table:table-cell office:value-type="string" calcext:value-type="string">
            <text:p>S.3.2</text:p>
          </table:table-cell>
          <table:table-cell office:value-type="string" calcext:value-type="string">
            <text:p> </text:p>
          </table:table-cell>
          <table:table-cell table:formula="of:=COM.MICROSOFT.CONCAT([.A76];&quot;#01&quot;)" office:value-type="string" office:string-value="S.3.2#01" calcext:value-type="string">
            <text:p>S.3.2#01</text:p>
          </table:table-cell>
          <table:table-cell table:formula="of:=COM.MICROSOFT.CONCAT(&quot;https://www.hl7.org/fhir/&quot;;[.B76])" office:value-type="string" office:string-value="https://www.hl7.org/fhir/ " calcext:value-type="string">
            <text:p>https://www.hl7.org/fhir/ </text:p>
          </table:table-cell>
        </table:table-row>
        <table:table-row table:style-name="ro4">
          <table:table-cell office:value-type="string" calcext:value-type="string">
            <text:p>S.3.3</text:p>
          </table:table-cell>
          <table:table-cell office:value-type="string" calcext:value-type="string">
            <text:p><text:a xlink:href="https://www.hl7.org/fhir/contract.html" xlink:type="simple">Contract</text:a></text:p>
            <text:p><text:a xlink:href="https://www.hl7.org/fhir/documentreference.html" xlink:type="simple">DocumentReference</text:a></text:p>
            <text:p><text:a xlink:href="https://www.hl7.org/fhir/media.html" xlink:type="simple">Media</text:a></text:p>
          </table:table-cell>
          <table:table-cell table:formula="of:=COM.MICROSOFT.CONCAT([.A77];&quot;#01&quot;)" office:value-type="string" office:string-value="S.3.3#01" calcext:value-type="string">
            <text:p>S.3.3#01</text:p>
          </table:table-cell>
          <table:table-cell table:style-name="Default" table:formula="of:=COM.MICROSOFT.CONCAT(&quot;https://www.hl7.org/fhir/&quot;;LOWER(IFERROR(LEFT([.B77];SEARCH(CHAR(10);[.B77];1)-1);[.B77]));&quot;.html&quot;)" office:value-type="string" office:string-value="https://www.hl7.org/fhir/contract.html" calcext:value-type="string">
            <text:p>https://www.hl7.org/fhir/contract.html</text:p>
          </table:table-cell>
        </table:table-row>
        <table:table-row table:style-name="ro3">
          <table:table-cell office:value-type="string" calcext:value-type="string">
            <text:p>S.3.3.1</text:p>
          </table:table-cell>
          <table:table-cell office:value-type="string" calcext:value-type="string">
            <text:p><text:a xlink:href="https://build.fhir.org/ig/HL7/fhir-pacio-adi/" xlink:type="simple">PACIO - Advanced Directives</text:a></text:p>
            <text:p><text:a xlink:href="https://www.hl7.org/fhir/consent.html" xlink:type="simple">Consent</text:a></text:p>
          </table:table-cell>
          <table:table-cell table:formula="of:=COM.MICROSOFT.CONCAT([.A78];&quot;#01&quot;)" office:value-type="string" office:string-value="S.3.3.1#01" calcext:value-type="string">
            <text:p>S.3.3.1#01</text:p>
          </table:table-cell>
          <table:table-cell table:style-name="Default" table:formula="of:=COM.MICROSOFT.CONCAT(&quot;https://www.hl7.org/fhir/&quot;;LOWER(IFERROR(LEFT([.B78];SEARCH(CHAR(10);[.B78];1)-1);[.B78]));&quot;.html&quot;)" office:value-type="string" office:string-value="https://www.hl7.org/fhir/pacio - advanced directives.html" calcext:value-type="string">
            <text:p>https://www.hl7.org/fhir/pacio - advanced directives.html</text:p>
          </table:table-cell>
        </table:table-row>
        <table:table-row table:style-name="ro3">
          <table:table-cell office:value-type="string" calcext:value-type="string">
            <text:p>S.3.3.2</text:p>
          </table:table-cell>
          <table:table-cell office:value-type="string" calcext:value-type="string">
            <text:p><text:a xlink:href="https://build.fhir.org/ig/HL7/fhir-pacio-adi/" xlink:type="simple">PACIO - Advanced Directives</text:a></text:p>
            <text:p><text:a xlink:href="https://www.hl7.org/fhir/consent.html" xlink:type="simple">Consent</text:a></text:p>
          </table:table-cell>
          <table:table-cell table:formula="of:=COM.MICROSOFT.CONCAT([.A79];&quot;#01&quot;)" office:value-type="string" office:string-value="S.3.3.2#01" calcext:value-type="string">
            <text:p>S.3.3.2#01</text:p>
          </table:table-cell>
          <table:table-cell table:style-name="Default" table:formula="of:=COM.MICROSOFT.CONCAT(&quot;https://www.hl7.org/fhir/&quot;;LOWER(IFERROR(LEFT([.B79];SEARCH(CHAR(10);[.B79];1)-1);[.B79]));&quot;.html&quot;)" office:value-type="string" office:string-value="https://www.hl7.org/fhir/pacio - advanced directives.html" calcext:value-type="string">
            <text:p>https://www.hl7.org/fhir/pacio - advanced directives.html</text:p>
          </table:table-cell>
        </table:table-row>
        <table:table-row table:style-name="ro5" table:visibility="filter">
          <table:table-cell office:value-type="string" calcext:value-type="string">
            <text:p>S.3.3.3</text:p>
          </table:table-cell>
          <table:table-cell office:value-type="string" calcext:value-type="string">
            <text:p> </text:p>
          </table:table-cell>
          <table:table-cell table:formula="of:=COM.MICROSOFT.CONCAT([.A80];&quot;#01&quot;)" office:value-type="string" office:string-value="S.3.3.3#01" calcext:value-type="string">
            <text:p>S.3.3.3#01</text:p>
          </table:table-cell>
          <table:table-cell table:formula="of:=COM.MICROSOFT.CONCAT(&quot;https://www.hl7.org/fhir/&quot;;[.B80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4</text:p>
          </table:table-cell>
          <table:table-cell office:value-type="string" calcext:value-type="string">
            <text:p> </text:p>
          </table:table-cell>
          <table:table-cell table:formula="of:=COM.MICROSOFT.CONCAT([.A81];&quot;#01&quot;)" office:value-type="string" office:string-value="S.3.4#01" calcext:value-type="string">
            <text:p>S.3.4#01</text:p>
          </table:table-cell>
          <table:table-cell table:formula="of:=COM.MICROSOFT.CONCAT(&quot;https://www.hl7.org/fhir/&quot;;[.B81])" office:value-type="string" office:string-value="https://www.hl7.org/fhir/ " calcext:value-type="string">
            <text:p>https://www.hl7.org/fhir/ </text:p>
          </table:table-cell>
        </table:table-row>
        <table:table-row table:style-name="ro5">
          <table:table-cell office:value-type="string" calcext:value-type="string">
            <text:p>S.3.5</text:p>
          </table:table-cell>
          <table:table-cell office:value-type="string" calcext:value-type="string">
            <text:p><text:a xlink:href="https://www.hl7.org/fhir/bundle.html" xlink:type="simple">Bundle</text:a></text:p>
          </table:table-cell>
          <table:table-cell table:formula="of:=COM.MICROSOFT.CONCAT([.A82];&quot;#01&quot;)" office:value-type="string" office:string-value="S.3.5#01" calcext:value-type="string">
            <text:p>S.3.5#01</text:p>
          </table:table-cell>
          <table:table-cell table:style-name="Default" table:formula="of:=COM.MICROSOFT.CONCAT(&quot;https://www.hl7.org/fhir/&quot;;LOWER(IFERROR(LEFT([.B82];SEARCH(CHAR(10);[.B82];1)-1);[.B82]));&quot;.html&quot;)" office:value-type="string" office:string-value="https://www.hl7.org/fhir/bundle.html" calcext:value-type="string">
            <text:p>https://www.hl7.org/fhir/bundle.html</text:p>
          </table:table-cell>
        </table:table-row>
        <table:table-row table:style-name="ro5">
          <table:table-cell office:value-type="string" calcext:value-type="string">
            <text:p>S.3.6</text:p>
          </table:table-cell>
          <table:table-cell office:value-type="string" calcext:value-type="string">
            <text:p><text:a xlink:href="https://hl7.org/fhir/uv/bulkdata/" xlink:type="simple">Bulk Data IG</text:a></text:p>
          </table:table-cell>
          <table:table-cell table:formula="of:=COM.MICROSOFT.CONCAT([.A83];&quot;#01&quot;)" office:value-type="string" office:string-value="S.3.6#01" calcext:value-type="string">
            <text:p>S.3.6#01</text:p>
          </table:table-cell>
          <table:table-cell table:style-name="Default" table:formula="of:=COM.MICROSOFT.CONCAT(&quot;https://www.hl7.org/fhir/&quot;;LOWER(IFERROR(LEFT([.B83];SEARCH(CHAR(10);[.B83];1)-1);[.B83]));&quot;.html&quot;)" office:value-type="string" office:string-value="https://www.hl7.org/fhir/bulk data ig.html" calcext:value-type="string">
            <text:p>https://www.hl7.org/fhir/bulk data ig.html</text:p>
          </table:table-cell>
        </table:table-row>
        <table:table-row table:style-name="ro5" table:visibility="filter">
          <table:table-cell office:value-type="string" calcext:value-type="string">
            <text:p>S.3.7</text:p>
          </table:table-cell>
          <table:table-cell office:value-type="string" calcext:value-type="string">
            <text:p> </text:p>
          </table:table-cell>
          <table:table-cell table:formula="of:=COM.MICROSOFT.CONCAT([.A84];&quot;#01&quot;)" office:value-type="string" office:string-value="S.3.7#01" calcext:value-type="string">
            <text:p>S.3.7#01</text:p>
          </table:table-cell>
          <table:table-cell table:formula="of:=COM.MICROSOFT.CONCAT(&quot;https://www.hl7.org/fhir/&quot;;[.B8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8</text:p>
          </table:table-cell>
          <table:table-cell office:value-type="string" calcext:value-type="string">
            <text:p> </text:p>
          </table:table-cell>
          <table:table-cell table:formula="of:=COM.MICROSOFT.CONCAT([.A85];&quot;#01&quot;)" office:value-type="string" office:string-value="S.3.8#01" calcext:value-type="string">
            <text:p>S.3.8#01</text:p>
          </table:table-cell>
          <table:table-cell table:formula="of:=COM.MICROSOFT.CONCAT(&quot;https://www.hl7.org/fhir/&quot;;[.B8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3.9</text:p>
          </table:table-cell>
          <table:table-cell office:value-type="string" calcext:value-type="string">
            <text:p> </text:p>
          </table:table-cell>
          <table:table-cell table:formula="of:=COM.MICROSOFT.CONCAT([.A86];&quot;#01&quot;)" office:value-type="string" office:string-value="S.3.9#01" calcext:value-type="string">
            <text:p>S.3.9#01</text:p>
          </table:table-cell>
          <table:table-cell table:formula="of:=COM.MICROSOFT.CONCAT(&quot;https://www.hl7.org/fhir/&quot;;[.B8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</text:p>
          </table:table-cell>
          <table:table-cell office:value-type="string" calcext:value-type="string">
            <text:p> </text:p>
          </table:table-cell>
          <table:table-cell table:formula="of:=COM.MICROSOFT.CONCAT([.A87];&quot;#01&quot;)" office:value-type="string" office:string-value="S.4#01" calcext:value-type="string">
            <text:p>S.4#01</text:p>
          </table:table-cell>
          <table:table-cell table:formula="of:=COM.MICROSOFT.CONCAT(&quot;https://www.hl7.org/fhir/&quot;;[.B87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4.1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88];&quot;#01&quot;)" office:value-type="string" office:string-value="S.4.1#01" calcext:value-type="string">
            <text:p>S.4.1#01</text:p>
          </table:table-cell>
          <table:table-cell table:style-name="Default" table:formula="of:=COM.MICROSOFT.CONCAT(&quot;https://www.hl7.org/fhir/&quot;;LOWER(IFERROR(LEFT([.B88];SEARCH(CHAR(10);[.B88];1)-1);[.B88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5">
          <table:table-cell office:value-type="string" calcext:value-type="string">
            <text:p>S.4.1.1</text:p>
          </table:table-cell>
          <table:table-cell office:value-type="string" calcext:value-type="string">
            <text:p><text:a xlink:href="https://www.hl7.org/fhir/molecularsequence.html" xlink:type="simple">MolecularSequence</text:a></text:p>
          </table:table-cell>
          <table:table-cell table:formula="of:=COM.MICROSOFT.CONCAT([.A89];&quot;#01&quot;)" office:value-type="string" office:string-value="S.4.1.1#01" calcext:value-type="string">
            <text:p>S.4.1.1#01</text:p>
          </table:table-cell>
          <table:table-cell table:style-name="Default" table:formula="of:=COM.MICROSOFT.CONCAT(&quot;https://www.hl7.org/fhir/&quot;;LOWER(IFERROR(LEFT([.B89];SEARCH(CHAR(10);[.B89];1)-1);[.B89]));&quot;.html&quot;)" office:value-type="string" office:string-value="https://www.hl7.org/fhir/molecularsequence.html" calcext:value-type="string">
            <text:p>https://www.hl7.org/fhir/molecularsequence.html</text:p>
          </table:table-cell>
        </table:table-row>
        <table:table-row table:style-name="ro5" table:visibility="filter">
          <table:table-cell office:value-type="string" calcext:value-type="string">
            <text:p>S.4.1.2</text:p>
          </table:table-cell>
          <table:table-cell office:value-type="string" calcext:value-type="string">
            <text:p> </text:p>
          </table:table-cell>
          <table:table-cell table:formula="of:=COM.MICROSOFT.CONCAT([.A90];&quot;#01&quot;)" office:value-type="string" office:string-value="S.4.1.2#01" calcext:value-type="string">
            <text:p>S.4.1.2#01</text:p>
          </table:table-cell>
          <table:table-cell table:formula="of:=COM.MICROSOFT.CONCAT(&quot;https://www.hl7.org/fhir/&quot;;[.B90])" office:value-type="string" office:string-value="https://www.hl7.org/fhir/ " calcext:value-type="string">
            <text:p>https://www.hl7.org/fhir/ </text:p>
          </table:table-cell>
        </table:table-row>
        <table:table-row table:style-name="ro3">
          <table:table-cell office:value-type="string" calcext:value-type="string">
            <text:p>S.4.1.3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91];&quot;#01&quot;)" office:value-type="string" office:string-value="S.4.1.3#01" calcext:value-type="string">
            <text:p>S.4.1.3#01</text:p>
          </table:table-cell>
          <table:table-cell table:style-name="Default" table:formula="of:=COM.MICROSOFT.CONCAT(&quot;https://www.hl7.org/fhir/&quot;;LOWER(IFERROR(LEFT([.B91];SEARCH(CHAR(10);[.B91];1)-1);[.B91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3">
          <table:table-cell office:value-type="string" calcext:value-type="string">
            <text:p>S.4.1.4</text:p>
          </table:table-cell>
          <table:table-cell office:value-type="string" calcext:value-type="string">
            <text:p><text:a xlink:href="https://www.hl7.org/fhir/researchstudy.html" xlink:type="simple">ResearchStudy</text:a></text:p>
            <text:p><text:a xlink:href="https://www.hl7.org/fhir/researchsubject.html" xlink:type="simple">ResearchSubject</text:a></text:p>
          </table:table-cell>
          <table:table-cell table:formula="of:=COM.MICROSOFT.CONCAT([.A92];&quot;#01&quot;)" office:value-type="string" office:string-value="S.4.1.4#01" calcext:value-type="string">
            <text:p>S.4.1.4#01</text:p>
          </table:table-cell>
          <table:table-cell table:style-name="Default" table:formula="of:=COM.MICROSOFT.CONCAT(&quot;https://www.hl7.org/fhir/&quot;;LOWER(IFERROR(LEFT([.B92];SEARCH(CHAR(10);[.B92];1)-1);[.B92]));&quot;.html&quot;)" office:value-type="string" office:string-value="https://www.hl7.org/fhir/researchstudy.html" calcext:value-type="string">
            <text:p>https://www.hl7.org/fhir/researchstudy.html</text:p>
          </table:table-cell>
        </table:table-row>
        <table:table-row table:style-name="ro5" table:visibility="filter">
          <table:table-cell office:value-type="string" calcext:value-type="string">
            <text:p>S.4.2</text:p>
          </table:table-cell>
          <table:table-cell office:value-type="string" calcext:value-type="string">
            <text:p> </text:p>
          </table:table-cell>
          <table:table-cell table:formula="of:=COM.MICROSOFT.CONCAT([.A93];&quot;#01&quot;)" office:value-type="string" office:string-value="S.4.2#01" calcext:value-type="string">
            <text:p>S.4.2#01</text:p>
          </table:table-cell>
          <table:table-cell table:formula="of:=COM.MICROSOFT.CONCAT(&quot;https://www.hl7.org/fhir/&quot;;[.B93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3</text:p>
          </table:table-cell>
          <table:table-cell office:value-type="string" calcext:value-type="string">
            <text:p> </text:p>
          </table:table-cell>
          <table:table-cell table:formula="of:=COM.MICROSOFT.CONCAT([.A94];&quot;#01&quot;)" office:value-type="string" office:string-value="S.4.3#01" calcext:value-type="string">
            <text:p>S.4.3#01</text:p>
          </table:table-cell>
          <table:table-cell table:formula="of:=COM.MICROSOFT.CONCAT(&quot;https://www.hl7.org/fhir/&quot;;[.B94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4</text:p>
          </table:table-cell>
          <table:table-cell office:value-type="string" calcext:value-type="string">
            <text:p> </text:p>
          </table:table-cell>
          <table:table-cell table:formula="of:=COM.MICROSOFT.CONCAT([.A95];&quot;#01&quot;)" office:value-type="string" office:string-value="S.4.4#01" calcext:value-type="string">
            <text:p>S.4.4#01</text:p>
          </table:table-cell>
          <table:table-cell table:formula="of:=COM.MICROSOFT.CONCAT(&quot;https://www.hl7.org/fhir/&quot;;[.B95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5</text:p>
          </table:table-cell>
          <table:table-cell office:value-type="string" calcext:value-type="string">
            <text:p> </text:p>
          </table:table-cell>
          <table:table-cell table:formula="of:=COM.MICROSOFT.CONCAT([.A96];&quot;#01&quot;)" office:value-type="string" office:string-value="S.4.5#01" calcext:value-type="string">
            <text:p>S.4.5#01</text:p>
          </table:table-cell>
          <table:table-cell table:formula="of:=COM.MICROSOFT.CONCAT(&quot;https://www.hl7.org/fhir/&quot;;[.B96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</text:p>
          </table:table-cell>
          <table:table-cell office:value-type="string" calcext:value-type="string">
            <text:p> </text:p>
          </table:table-cell>
          <table:table-cell table:formula="of:=COM.MICROSOFT.CONCAT([.A97];&quot;#01&quot;)" office:value-type="string" office:string-value="S.4.6#01" calcext:value-type="string">
            <text:p>S.4.6#01</text:p>
          </table:table-cell>
          <table:table-cell table:formula="of:=COM.MICROSOFT.CONCAT(&quot;https://www.hl7.org/fhir/&quot;;[.B97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1</text:p>
          </table:table-cell>
          <table:table-cell office:value-type="string" calcext:value-type="string">
            <text:p> </text:p>
          </table:table-cell>
          <table:table-cell table:formula="of:=COM.MICROSOFT.CONCAT([.A98];&quot;#01&quot;)" office:value-type="string" office:string-value="S.4.6.1#01" calcext:value-type="string">
            <text:p>S.4.6.1#01</text:p>
          </table:table-cell>
          <table:table-cell table:formula="of:=COM.MICROSOFT.CONCAT(&quot;https://www.hl7.org/fhir/&quot;;[.B98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2</text:p>
          </table:table-cell>
          <table:table-cell office:value-type="string" calcext:value-type="string">
            <text:p> </text:p>
          </table:table-cell>
          <table:table-cell table:formula="of:=COM.MICROSOFT.CONCAT([.A99];&quot;#01&quot;)" office:value-type="string" office:string-value="S.4.6.2#01" calcext:value-type="string">
            <text:p>S.4.6.2#01</text:p>
          </table:table-cell>
          <table:table-cell table:formula="of:=COM.MICROSOFT.CONCAT(&quot;https://www.hl7.org/fhir/&quot;;[.B99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3</text:p>
          </table:table-cell>
          <table:table-cell office:value-type="string" calcext:value-type="string">
            <text:p> </text:p>
          </table:table-cell>
          <table:table-cell table:formula="of:=COM.MICROSOFT.CONCAT([.A100];&quot;#01&quot;)" office:value-type="string" office:string-value="S.4.6.3#01" calcext:value-type="string">
            <text:p>S.4.6.3#01</text:p>
          </table:table-cell>
          <table:table-cell table:formula="of:=COM.MICROSOFT.CONCAT(&quot;https://www.hl7.org/fhir/&quot;;[.B100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4</text:p>
          </table:table-cell>
          <table:table-cell office:value-type="string" calcext:value-type="string">
            <text:p> </text:p>
          </table:table-cell>
          <table:table-cell table:formula="of:=COM.MICROSOFT.CONCAT([.A101];&quot;#01&quot;)" office:value-type="string" office:string-value="S.4.6.4#01" calcext:value-type="string">
            <text:p>S.4.6.4#01</text:p>
          </table:table-cell>
          <table:table-cell table:formula="of:=COM.MICROSOFT.CONCAT(&quot;https://www.hl7.org/fhir/&quot;;[.B101])" office:value-type="string" office:string-value="https://www.hl7.org/fhir/ " calcext:value-type="string">
            <text:p>https://www.hl7.org/fhir/ </text:p>
          </table:table-cell>
        </table:table-row>
        <table:table-row table:style-name="ro5" table:visibility="filter">
          <table:table-cell office:value-type="string" calcext:value-type="string">
            <text:p>S.4.6.5</text:p>
          </table:table-cell>
          <table:table-cell office:value-type="string" calcext:value-type="string">
            <text:p> </text:p>
          </table:table-cell>
          <table:table-cell table:formula="of:=COM.MICROSOFT.CONCAT([.A102];&quot;#01&quot;)" office:value-type="string" office:string-value="S.4.6.5#01" calcext:value-type="string">
            <text:p>S.4.6.5#01</text:p>
          </table:table-cell>
          <table:table-cell table:formula="of:=COM.MICROSOFT.CONCAT(&quot;https://www.hl7.org/fhir/&quot;;[.B102])" office:value-type="string" office:string-value="https://www.hl7.org/fhir/ " calcext:value-type="string">
            <text:p>https://www.hl7.org/fhir/ </text:p>
          </table:table-cell>
        </table:table-row>
        <table:table-row table:style-name="ro1" table:visibility="filter">
          <table:table-cell office:value-type="string" calcext:value-type="string">
            <text:p>S.4.6.6</text:p>
          </table:table-cell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D103" table:display-filter-buttons="true">
          <table:filter>
            <table:filter-and>
              <table:filter-condition table:value="AllergyIntolerance" table:operator="=" table:field-number="1">
                <table:filter-set-item table:value="AllergyIntolerance"/>
                <table:filter-set-item table:value="Argonaut Scheduling"/>
                <table:filter-set-item table:value="Argonaut Scheduling&#10;Task"/>
                <table:filter-set-item table:value="Bulk Data IG"/>
                <table:filter-set-item table:value="Bundle"/>
                <table:filter-set-item table:value="CarePlan"/>
                <table:filter-set-item table:value="CarePlan&#10;Practitioner"/>
                <table:filter-set-item table:value="Claim"/>
                <table:filter-set-item table:value="Communication"/>
                <table:filter-set-item table:value="Communication&#10;DocumentReference&#10;Media"/>
                <table:filter-set-item table:value="Communication&#10;Evidence&#10;DiagnosticReport"/>
                <table:filter-set-item table:value="Composition&#10;DocumentReference&#10;Media&#10;Communication&#10;Argonaut Scheduling"/>
                <table:filter-set-item table:value="Condition"/>
                <table:filter-set-item table:value="Consent"/>
                <table:filter-set-item table:value="Consent&#10;Contract"/>
                <table:filter-set-item table:value="Contract&#10;DocumentReference&#10;Media"/>
                <table:filter-set-item table:value="FamilyMemberHistory"/>
                <table:filter-set-item table:value="Immunization"/>
                <table:filter-set-item table:value="InsurancePlan&#10;ExplanationOfBenefit"/>
                <table:filter-set-item table:value="Measure&#10;MeasureReport"/>
                <table:filter-set-item table:value="Medication&#10;MedicationStatement"/>
                <table:filter-set-item table:value="Meta&#10;Provenance&#10;Communication&#10;Consent Engine&#10;50 US State Profiles"/>
                <table:filter-set-item table:value="MolecularSequence"/>
                <table:filter-set-item table:value="Observation"/>
                <table:filter-set-item table:value="Observation&#10;Device&#10;- Mobile Access to Health Documents"/>
                <table:filter-set-item table:value="Observation&#10;Gravity - Social Determinates of Health"/>
                <table:filter-set-item table:value="Observation&#10;Vital Signs"/>
                <table:filter-set-item table:value="PACIO - Advanced Directives&#10;Consent"/>
                <table:filter-set-item table:value="Patient"/>
                <table:filter-set-item table:value="Person&#10;RelatedPerson"/>
                <table:filter-set-item table:value="Practitioner&#10;RelatedPerson&#10;Person&#10;CareTeam"/>
                <table:filter-set-item table:value="Procedure"/>
                <table:filter-set-item table:value="ResearchStudy&#10;ResearchSubject"/>
                <table:filter-set-item table:value="Task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1-31T15:27:29.295599096</meta:creation-date>
    <dc:date>2024-01-31T15:43:11.240397440</dc:date>
    <dc:creator>Michael van der Zel</dc:creator>
    <meta:editing-duration>PT5M31S</meta:editing-duration>
    <meta:editing-cycles>1</meta:editing-cycles>
    <meta:document-statistic meta:table-count="1" meta:cell-count="407" meta:object-count="0"/>
    <meta:generator>LibreOffice/7.5.9.2$Linux_X86_64 LibreOffice_project/cdeefe45c17511d326101eed8008ac4092f278a9</meta:generator>
  </office:meta>
</office:document-meta>
</file>